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2DatabaseClientIntegrationTests.getCreateTable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2DatabaseClientIntegrationTests.create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